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473cm" table:align="margins" style:writing-mode="lr-tb"/>
    </style:style>
    <style:style style:name="Tabla2.A" style:family="table-column">
      <style:table-column-properties style:column-width="2.35cm" style:rel-column-width="9951*"/>
    </style:style>
    <style:style style:name="Tabla2.B" style:family="table-column">
      <style:table-column-properties style:column-width="1.275cm" style:rel-column-width="5401*"/>
    </style:style>
    <style:style style:name="Tabla2.C" style:family="table-column">
      <style:table-column-properties style:column-width="1.251cm" style:rel-column-width="5296*"/>
    </style:style>
    <style:style style:name="Tabla2.D" style:family="table-column">
      <style:table-column-properties style:column-width="1.249cm" style:rel-column-width="5289*"/>
    </style:style>
    <style:style style:name="Tabla2.E" style:family="table-column">
      <style:table-column-properties style:column-width="1.501cm" style:rel-column-width="6357*"/>
    </style:style>
    <style:style style:name="Tabla2.F" style:family="table-column">
      <style:table-column-properties style:column-width="1.499cm" style:rel-column-width="6350*"/>
    </style:style>
    <style:style style:name="Tabla2.G" style:family="table-column">
      <style:table-column-properties style:column-width="1.797cm" style:rel-column-width="7612*"/>
    </style:style>
    <style:style style:name="Tabla2.H" style:family="table-column">
      <style:table-column-properties style:column-width="1.588cm" style:rel-column-width="6723*"/>
    </style:style>
    <style:style style:name="Tabla2.J" style:family="table-column">
      <style:table-column-properties style:column-width="1.27cm" style:rel-column-width="5379*"/>
    </style:style>
    <style:style style:name="Tabla2.K" style:family="table-column">
      <style:table-column-properties style:column-width="0.108cm" style:rel-column-width="454*"/>
    </style:style>
    <style:style style:name="Tabla2.1" style:family="table-row">
      <style:table-row-properties style:row-height="0.482cm" fo:keep-together="auto"/>
    </style:style>
    <style:style style:name="Tabla2.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a2.C1" style:family="table-cell">
      <style:table-cell-properties style:vertical-align="middle" fo:background-color="#ffffff"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2.H1" style:family="table-cell">
      <style:table-cell-properties style:vertical-align="middle" fo:background-color="#c0c0c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2.J1" style:family="table-cell">
      <style:table-cell-properties style:vertical-align="middle" fo:padding-left="0.123cm" fo:padding-right="0.123cm" fo:padding-top="0cm" fo:padding-bottom="0cm" fo:border="1pt solid #000000" style:writing-mode="lr-tb"/>
    </style:style>
    <style:style style:name="Tabla2.2" style:family="table-row">
      <style:table-row-properties style:row-height="4.436cm" fo:keep-together="auto"/>
    </style:style>
    <style:style style:name="Tabla2.H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a2.I2" style:family="table-cell">
      <style:table-cell-properties style:vertical-align="middle" fo:padding-left="0.123cm" fo:padding-right="0.123cm" fo:padding-top="0cm" fo:padding-bottom="0cm" fo:border-left="1pt solid #000000" fo:border-right="none" fo:border-top="none" fo:border-bottom="1pt solid #000000" style:writing-mode="lr-tb"/>
    </style:style>
    <style:style style:name="Tabla2.J2" style:family="table-cell">
      <style:table-cell-properties style:vertical-align="middle" fo:padding-left="0.123cm" fo:padding-right="0.123cm" fo:padding-top="0cm" fo:padding-bottom="0cm" fo:border="1pt solid #000000" style:writing-mode="lr-tb"/>
    </style:style>
    <style:style style:name="Tabla2.3" style:family="table-row">
      <style:table-row-properties style:min-row-height="0.212cm" fo:keep-together="auto"/>
    </style:style>
    <style:style style:name="Tabla2.A3" style:family="table-cell">
      <style:table-cell-properties style:vertical-align="bottom" fo:padding-left="0.123cm" fo:padding-right="0.123cm" fo:padding-top="0cm" fo:padding-bottom="0cm" fo:border="none" style:writing-mode="lr-tb"/>
    </style:style>
    <style:style style:name="Tabla2.B3" style:family="table-cell">
      <style:table-cell-properties style:vertical-align="bottom" fo:padding-left="0.123cm" fo:padding-right="0.123cm" fo:padding-top="0cm" fo:padding-bottom="0cm" fo:border="none" style:writing-mode="lr-tb"/>
    </style:style>
    <style:style style:name="Tabla2.C3" style:family="table-cell">
      <style:table-cell-properties style:vertical-align="bottom" fo:padding-left="0.123cm" fo:padding-right="0.123cm" fo:padding-top="0cm" fo:padding-bottom="0cm" fo:border="none" style:writing-mode="lr-tb"/>
    </style:style>
    <style:style style:name="Tabla2.D3" style:family="table-cell">
      <style:table-cell-properties style:vertical-align="bottom" fo:padding-left="0.123cm" fo:padding-right="0.123cm" fo:padding-top="0cm" fo:padding-bottom="0cm" fo:border="none" style:writing-mode="lr-tb"/>
    </style:style>
    <style:style style:name="Tabla2.E3" style:family="table-cell">
      <style:table-cell-properties style:vertical-align="bottom" fo:padding-left="0.123cm" fo:padding-right="0.123cm" fo:padding-top="0cm" fo:padding-bottom="0cm" fo:border="none" style:writing-mode="lr-tb"/>
    </style:style>
    <style:style style:name="Tabla2.F3" style:family="table-cell">
      <style:table-cell-properties style:vertical-align="bottom" fo:padding-left="0.123cm" fo:padding-right="0.123cm" fo:padding-top="0cm" fo:padding-bottom="0cm" fo:border="none" style:writing-mode="lr-tb"/>
    </style:style>
    <style:style style:name="Tabla2.G3" style:family="table-cell">
      <style:table-cell-properties style:vertical-align="bottom" fo:padding-left="0.123cm" fo:padding-right="0.123cm" fo:padding-top="0cm" fo:padding-bottom="0cm" fo:border="none" style:writing-mode="lr-tb"/>
    </style:style>
    <style:style style:name="Tabla2.H3" style:family="table-cell">
      <style:table-cell-properties style:vertical-align="bottom" fo:padding-left="0.123cm" fo:padding-right="0.123cm" fo:padding-top="0cm" fo:padding-bottom="0cm" fo:border="none" style:writing-mode="lr-tb"/>
    </style:style>
    <style:style style:name="Tabla2.I3" style:family="table-cell">
      <style:table-cell-properties style:vertical-align="bottom" fo:padding-left="0.123cm" fo:padding-right="0.123cm" fo:padding-top="0cm" fo:padding-bottom="0cm" fo:border="none" style:writing-mode="lr-tb"/>
    </style:style>
    <style:style style:name="Tabla2.J3" style:family="table-cell">
      <style:table-cell-properties style:vertical-align="bottom" fo:padding-left="0.123cm" fo:padding-right="0.123cm" fo:padding-top="0cm" fo:padding-bottom="0cm" fo:border="none" style:writing-mode="lr-tb"/>
    </style:style>
    <style:style style:name="Tabla2.K3" style:family="table-cell">
      <style:table-cell-properties fo:padding="0cm" fo:border="none"/>
    </style:style>
    <style:style style:name="Tabla2.4" style:family="table-row">
      <style:table-row-properties style:min-row-height="0.709cm" fo:keep-together="auto"/>
    </style:style>
    <style:style style:name="Tabla2.H4" style:family="table-cell">
      <style:table-cell-properties style:vertical-align="middle" fo:background-color="#ccccff"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2.J4" style:family="table-cell">
      <style:table-cell-properties style:vertical-align="middle" fo:padding-left="0.123cm" fo:padding-right="0.123cm" fo:padding-top="0cm" fo:padding-bottom="0cm" fo:border="1pt solid #000000" style:writing-mode="lr-tb"/>
    </style:style>
    <style:style style:name="Tabla2.A5" style:family="table-cell">
      <style:table-cell-properties style:vertical-align="bottom" fo:padding-left="0.123cm" fo:padding-right="0.123cm" fo:padding-top="0cm" fo:padding-bottom="0cm" fo:border="none" style:writing-mode="lr-tb"/>
    </style:style>
    <style:style style:name="Tabla2.B5" style:family="table-cell">
      <style:table-cell-properties style:vertical-align="bottom" fo:padding-left="0.123cm" fo:padding-right="0.123cm" fo:padding-top="0cm" fo:padding-bottom="0cm" fo:border="none" style:writing-mode="lr-tb"/>
    </style:style>
    <style:style style:name="Tabla2.C5" style:family="table-cell">
      <style:table-cell-properties style:vertical-align="bottom" fo:padding-left="0.123cm" fo:padding-right="0.123cm" fo:padding-top="0cm" fo:padding-bottom="0cm" fo:border="none" style:writing-mode="lr-tb"/>
    </style:style>
    <style:style style:name="Tabla2.D5" style:family="table-cell">
      <style:table-cell-properties style:vertical-align="bottom" fo:padding-left="0.123cm" fo:padding-right="0.123cm" fo:padding-top="0cm" fo:padding-bottom="0cm" fo:border="none" style:writing-mode="lr-tb"/>
    </style:style>
    <style:style style:name="Tabla2.E5" style:family="table-cell">
      <style:table-cell-properties style:vertical-align="bottom" fo:padding-left="0.123cm" fo:padding-right="0.123cm" fo:padding-top="0cm" fo:padding-bottom="0cm" fo:border="none" style:writing-mode="lr-tb"/>
    </style:style>
    <style:style style:name="Tabla2.F5" style:family="table-cell">
      <style:table-cell-properties style:vertical-align="bottom" fo:padding-left="0.123cm" fo:padding-right="0.123cm" fo:padding-top="0cm" fo:padding-bottom="0cm" fo:border="none" style:writing-mode="lr-tb"/>
    </style:style>
    <style:style style:name="Tabla2.G5" style:family="table-cell">
      <style:table-cell-properties style:vertical-align="bottom" fo:padding-left="0.123cm" fo:padding-right="0.123cm" fo:padding-top="0cm" fo:padding-bottom="0cm" fo:border="none" style:writing-mode="lr-tb"/>
    </style:style>
    <style:style style:name="Tabla2.H5" style:family="table-cell">
      <style:table-cell-properties style:vertical-align="bottom" fo:padding-left="0.123cm" fo:padding-right="0.123cm" fo:padding-top="0cm" fo:padding-bottom="0cm" fo:border="none" style:writing-mode="lr-tb"/>
    </style:style>
    <style:style style:name="Tabla2.I5" style:family="table-cell">
      <style:table-cell-properties style:vertical-align="bottom" fo:padding-left="0.123cm" fo:padding-right="0.123cm" fo:padding-top="0cm" fo:padding-bottom="0cm" fo:border="none" style:writing-mode="lr-tb"/>
    </style:style>
    <style:style style:name="Tabla2.J5" style:family="table-cell">
      <style:table-cell-properties style:vertical-align="bottom" fo:padding-left="0.123cm" fo:padding-right="0.123cm" fo:padding-top="0cm" fo:padding-bottom="0cm" fo:border="none" style:writing-mode="lr-tb"/>
    </style:style>
    <style:style style:name="Tabla2.K5" style:family="table-cell">
      <style:table-cell-properties fo:padding="0cm" fo:border="none"/>
    </style:style>
    <style:style style:name="Tabla2.J6" style:family="table-cell">
      <style:table-cell-properties style:vertical-align="middle" fo:padding-left="0.123cm" fo:padding-right="0.123cm" fo:padding-top="0cm" fo:padding-bottom="0cm" fo:border="1pt solid #000000" style:writing-mode="lr-tb"/>
    </style:style>
    <style:style style:name="Tabla2.A7" style:family="table-cell">
      <style:table-cell-properties style:vertical-align="bottom" fo:padding-left="0.123cm" fo:padding-right="0.123cm" fo:padding-top="0cm" fo:padding-bottom="0cm" fo:border="none" style:writing-mode="lr-tb"/>
    </style:style>
    <style:style style:name="Tabla2.B7" style:family="table-cell">
      <style:table-cell-properties style:vertical-align="bottom" fo:padding-left="0.123cm" fo:padding-right="0.123cm" fo:padding-top="0cm" fo:padding-bottom="0cm" fo:border="none" style:writing-mode="lr-tb"/>
    </style:style>
    <style:style style:name="Tabla2.C7" style:family="table-cell">
      <style:table-cell-properties style:vertical-align="bottom" fo:padding-left="0.123cm" fo:padding-right="0.123cm" fo:padding-top="0cm" fo:padding-bottom="0cm" fo:border="none" style:writing-mode="lr-tb"/>
    </style:style>
    <style:style style:name="Tabla2.D7" style:family="table-cell">
      <style:table-cell-properties style:vertical-align="bottom" fo:padding-left="0.123cm" fo:padding-right="0.123cm" fo:padding-top="0cm" fo:padding-bottom="0cm" fo:border="none" style:writing-mode="lr-tb"/>
    </style:style>
    <style:style style:name="Tabla2.E7" style:family="table-cell">
      <style:table-cell-properties style:vertical-align="bottom" fo:padding-left="0.123cm" fo:padding-right="0.123cm" fo:padding-top="0cm" fo:padding-bottom="0cm" fo:border="none" style:writing-mode="lr-tb"/>
    </style:style>
    <style:style style:name="Tabla2.F7" style:family="table-cell">
      <style:table-cell-properties style:vertical-align="bottom" fo:padding-left="0.123cm" fo:padding-right="0.123cm" fo:padding-top="0cm" fo:padding-bottom="0cm" fo:border="none" style:writing-mode="lr-tb"/>
    </style:style>
    <style:style style:name="Tabla2.G7" style:family="table-cell">
      <style:table-cell-properties style:vertical-align="bottom" fo:padding-left="0.123cm" fo:padding-right="0.123cm" fo:padding-top="0cm" fo:padding-bottom="0cm" fo:border="none" style:writing-mode="lr-tb"/>
    </style:style>
    <style:style style:name="Tabla2.H7" style:family="table-cell">
      <style:table-cell-properties style:vertical-align="middle" fo:padding-left="0.123cm" fo:padding-right="0.123cm" fo:padding-top="0cm" fo:padding-bottom="0cm" fo:border="none" style:writing-mode="lr-tb"/>
    </style:style>
    <style:style style:name="Tabla2.J7" style:family="table-cell">
      <style:table-cell-properties style:vertical-align="bottom" fo:padding-left="0.123cm" fo:padding-right="0.123cm" fo:padding-top="0cm" fo:padding-bottom="0cm" fo:border="none" style:writing-mode="lr-tb"/>
    </style:style>
    <style:style style:name="Tabla2.K7" style:family="table-cell">
      <style:table-cell-properties fo:padding="0cm" fo:border="none"/>
    </style:style>
    <style:style style:name="Tabla2.8" style:family="table-row">
      <style:table-row-properties style:min-row-height="0.688cm" fo:keep-together="auto"/>
    </style:style>
    <style:style style:name="Tabla2.C8" style:family="table-cell">
      <style:table-cell-properties style:vertical-align="middle" fo:background-color="#ccccff" fo:padding-left="0.123cm" fo:padding-right="0.123cm" fo:padding-top="0cm" fo:padding-bottom="0cm" fo:border-left="1pt solid #000000" fo:border-right="none" fo:border-top="1pt solid #000000" fo:border-bottom="none" style:writing-mode="lr-tb">
        <style:background-image/>
      </style:table-cell-properties>
    </style:style>
    <style:style style:name="Tabla2.E8" style:family="table-cell">
      <style:table-cell-properties style:vertical-align="bottom" fo:padding-left="0.123cm" fo:padding-right="0.123cm" fo:padding-top="0cm" fo:padding-bottom="0cm" fo:border-left="1pt solid #000000" fo:border-right="none" fo:border-top="none" fo:border-bottom="none" style:writing-mode="lr-tb"/>
    </style:style>
    <style:style style:name="Tabla2.F8" style:family="table-cell">
      <style:table-cell-properties style:vertical-align="bottom" fo:padding-left="0.123cm" fo:padding-right="0.123cm" fo:padding-top="0cm" fo:padding-bottom="0cm" fo:border="none" style:writing-mode="lr-tb"/>
    </style:style>
    <style:style style:name="Tabla2.G8" style:family="table-cell">
      <style:table-cell-properties style:vertical-align="bottom" fo:padding-left="0.123cm" fo:padding-right="0.123cm" fo:padding-top="0cm" fo:padding-bottom="0cm" fo:border="none" style:writing-mode="lr-tb"/>
    </style:style>
    <style:style style:name="Tabla2.H8" style:family="table-cell">
      <style:table-cell-properties style:vertical-align="middle" fo:padding-left="0.123cm" fo:padding-right="0.123cm" fo:padding-top="0cm" fo:padding-bottom="0cm" fo:border="none" style:writing-mode="lr-tb"/>
    </style:style>
    <style:style style:name="Tabla2.J8" style:family="table-cell">
      <style:table-cell-properties style:vertical-align="middle" fo:padding-left="0.123cm" fo:padding-right="0.123cm" fo:padding-top="0cm" fo:padding-bottom="0cm" fo:border="none" style:writing-mode="lr-tb"/>
    </style:style>
    <style:style style:name="Tabla2.K8" style:family="table-cell">
      <style:table-cell-properties fo:padding="0cm" fo:border="none"/>
    </style:style>
    <style:style style:name="Tabla2.9" style:family="table-row">
      <style:table-row-properties style:min-row-height="0.661cm" fo:keep-together="auto"/>
    </style:style>
    <style:style style:name="Tabla2.H9" style:family="table-cell">
      <style:table-cell-properties style:vertical-align="middle" fo:background-color="#ffcc99"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2.J9" style:family="table-cell">
      <style:table-cell-properties style:vertical-align="middle" fo:padding-left="0.123cm" fo:padding-right="0.123cm" fo:padding-top="0cm" fo:padding-bottom="0cm" fo:border="1pt solid #000000" style:writing-mode="lr-tb"/>
    </style:style>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Text_20_body_20_indent">
      <style:paragraph-properties fo:margin-left="0cm" fo:margin-right="0cm" fo:text-indent="0cm" style:auto-text-indent="false"/>
    </style:style>
    <style:style style:name="P8"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9" style:family="paragraph" style:parent-style-name="Header">
      <style:paragraph-properties fo:text-align="center" style:justify-single-word="false"/>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fo:language="es" fo:country="ES"/>
    </style:style>
    <style:style style:name="P13" style:family="paragraph" style:parent-style-name="Text_20_body">
      <style:paragraph-properties fo:text-align="start" style:justify-single-word="false"/>
      <style:text-properties fo:language="es" fo:country="MX"/>
    </style:style>
    <style:style style:name="P14" style:family="paragraph" style:parent-style-name="Text_20_body">
      <style:paragraph-properties fo:margin-left="0cm" fo:margin-right="0cm" fo:text-indent="0.501cm" style:auto-text-indent="false"/>
    </style:style>
    <style:style style:name="P15" style:family="paragraph" style:parent-style-name="Standard">
      <style:paragraph-properties fo:margin-left="0cm" fo:margin-right="0cm" fo:text-align="justify" style:justify-single-word="false" fo:text-indent="0.501cm" style:auto-text-indent="false"/>
    </style:style>
    <style:style style:name="P16" style:family="paragraph" style:parent-style-name="Sangría_20_2_20_de_20_t._20_independiente">
      <style:paragraph-properties fo:margin-left="0.009cm" fo:margin-right="0cm" fo:text-indent="0.501cm" style:auto-text-indent="false"/>
      <style:text-properties fo:language="es" fo:country="ES"/>
    </style:style>
    <style:style style:name="P17" style:family="paragraph" style:parent-style-name="Sangría_20_2_20_de_20_t._20_independiente">
      <style:paragraph-properties fo:margin-left="0.009cm" fo:margin-right="0cm" fo:text-indent="0.501cm" style:auto-text-indent="false"/>
      <style:text-properties fo:language="es" fo:country="MX"/>
    </style:style>
    <style:style style:name="P18" style:family="paragraph" style:parent-style-name="Standard">
      <style:paragraph-properties fo:text-align="justify" style:justify-single-word="false"/>
    </style:style>
    <style:style style:name="P19" style:family="paragraph" style:parent-style-name="Standard">
      <style:text-properties fo:font-size="12pt" style:font-size-asian="12pt"/>
    </style:style>
    <style:style style:name="P20" style:family="paragraph" style:parent-style-name="Standard">
      <style:paragraph-properties style:snap-to-layout-grid="false"/>
    </style:style>
    <style:style style:name="P21" style:family="paragraph" style:parent-style-name="Standard">
      <style:paragraph-properties fo:text-align="end" style:justify-single-word="false" style:snap-to-layout-grid="false"/>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snap-to-layout-grid="false"/>
    </style:style>
    <style:style style:name="P24" style:family="paragraph" style:parent-style-name="Standard">
      <style:paragraph-properties fo:margin-left="0.009cm" fo:margin-right="0cm" fo:text-align="justify" style:justify-single-word="false" fo:text-indent="0cm" style:auto-text-indent="false" style:snap-to-layout-grid="false"/>
      <style:text-properties fo:font-size="12pt" fo:language="es" fo:country="MX" style:font-size-asian="12pt"/>
    </style:style>
    <style:style style:name="P25" style:family="paragraph" style:parent-style-name="Standard">
      <style:paragraph-properties fo:margin-left="0.009cm" fo:margin-right="0cm" fo:text-indent="0cm" style:auto-text-indent="false"/>
      <style:text-properties fo:font-size="12pt" fo:language="es" fo:country="ES" style:font-size-asian="12pt"/>
    </style:style>
    <style:style style:name="P26" style:family="paragraph" style:parent-style-name="Standard">
      <style:paragraph-properties fo:margin-left="0.009cm" fo:margin-right="0cm" fo:text-align="justify" style:justify-single-word="false" fo:text-indent="0cm" style:auto-text-indent="false"/>
      <style:text-properties fo:font-size="12pt" fo:language="es" fo:country="ES" style:font-size-asian="12pt"/>
    </style:style>
    <style:style style:name="P27"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28" style:family="paragraph" style:parent-style-name="Standard">
      <style:paragraph-properties fo:margin-left="0cm" fo:margin-right="0cm" fo:text-indent="0.801cm" style:auto-text-indent="false"/>
    </style:style>
    <style:style style:name="P29" style:family="paragraph" style:parent-style-name="Standard">
      <style:paragraph-properties fo:margin-left="0cm" fo:margin-right="0cm" fo:text-align="justify" style:justify-single-word="false" fo:text-indent="0.801cm" style:auto-text-indent="false"/>
    </style:style>
    <style:style style:name="P30" style:family="paragraph" style:parent-style-name="Standard">
      <style:paragraph-properties fo:margin-left="0cm" fo:margin-right="0cm" fo:text-align="justify" style:justify-single-word="false" fo:text-indent="0.801cm" style:auto-text-indent="false"/>
      <style:text-properties fo:font-size="12pt" style:text-underline-style="solid" style:text-underline-width="auto" style:text-underline-color="font-color" style:font-size-asian="12pt" style:language-asian="es" style:country-asian="ES" style:font-size-complex="12pt"/>
    </style:style>
    <style:style style:name="P31" style:family="paragraph" style:parent-style-name="Standard">
      <style:paragraph-properties fo:margin-left="3.992cm" fo:margin-right="0cm" fo:text-align="justify" style:justify-single-word="false" fo:text-indent="-3.969cm" style:auto-text-indent="false">
        <style:tab-stops/>
      </style:paragraph-properties>
      <style:text-properties fo:font-size="12pt" style:font-size-asian="12pt"/>
    </style:style>
    <style:style style:name="P32" style:family="paragraph" style:parent-style-name="Sangría_20_2_20_de_20_t._20_independiente">
      <style:paragraph-properties fo:margin-left="5.787cm" fo:margin-right="0cm" fo:text-indent="-5.74cm" style:auto-text-indent="false">
        <style:tab-stops/>
      </style:paragraph-properties>
    </style:style>
    <style:style style:name="P33" style:family="paragraph" style:parent-style-name="Standard">
      <style:paragraph-properties fo:margin-left="0cm" fo:margin-right="0cm" fo:text-align="justify" style:justify-single-word="false" fo:text-indent="0.801cm" style:auto-text-indent="false"/>
    </style:style>
    <style:style style:name="P34" style:family="paragraph" style:parent-style-name="Standard">
      <style:paragraph-properties fo:margin-left="0cm" fo:margin-right="0cm" fo:text-align="justify" style:justify-single-word="false" fo:text-indent="0.801cm" style:auto-text-indent="false"/>
      <style:text-properties fo:font-size="12pt" style:text-underline-style="solid" style:text-underline-width="auto" style:text-underline-color="font-color" style:font-size-asian="12pt" style:language-asian="es" style:country-asian="ES" style:font-size-complex="12pt"/>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fo:font-weight="normal" style:font-weight-asian="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center" style:horizontal-rel="page-content"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RDENANZA N° 2521-CM-14</text:p>
      <text:p text:style-name="P18"/>
      <text:p text:style-name="Standard"/>
      <text:p text:style-name="P32">DESCRIPCIÓN SINTÉTICA: PRESTAR ACUERDO LLAMADO A LICITACIÓN PÚBLICA CONSTRUCCIÓN CENTRO SALUD NAHUEL HUE–MALVINAS. PROGRAMA DE MEJORAMIENTO BARRIAL III.</text:p>
      <text:p text:style-name="Standard"/>
      <text:p text:style-name="Standard"/>
      <text:p text:style-name="Standard">ANTECEDENTES</text:p>
      <text:p text:style-name="Standard"/>
      <text:p text:style-name="P29">Carta Orgánica Municipal, artículo 38, inciso 23</text:p>
      <text:p text:style-name="P29"/>
      <text:p text:style-name="P29">Ordenanza 257-C-89: Régimen de Contrataciones de la Municipalidad de San Carlos de Bariloche.</text:p>
      <text:p text:style-name="P29"/>
      <text:p text:style-name="P29">Ordenanza 1625-CM-06: Prestar acuerdo a los pliegos de licitación pública.</text:p>
      <text:p text:style-name="P29"/>
      <text:p text:style-name="P29">Ordenanza 2049-CM-10: Establece el Régimen de Contrataciones de Obras Públicas Municipal.</text:p>
      <text:p text:style-name="P29"/>
      <text:p text:style-name="P29">Ordenanza 2313-CM-12: Modificación artículo 1º) Ordenanza 1452-CM-04 montos de contratación Ordenanza 257-C-89.</text:p>
      <text:p text:style-name="P29"/>
      <text:p text:style-name="P29">Ordenanza 1336-CM-03: Reordenamiento de espacios fiscales en el Barrio Nuestras Malvinas.</text:p>
      <text:p text:style-name="P29"/>
      <text:p text:style-name="P29">Ordenanza 1596-CM-06 Cesión de Parcelas al Ministerio de Salud Pública de la Provincia de Río Negro.</text:p>
      <text:p text:style-name="P29"/>
      <text:p text:style-name="P29">Ordenanza 2517-CM-14: Unificación y redistribución predial manzanas 19-2-K-262A, 262B, 263A, 263B, 272A, 272B, 273A y 273B, Barrio Nahuel Hue.</text:p>
      <text:p text:style-name="P29"/>
      <text:p text:style-name="P29">Ordenanza 1806-CM-08: Modificar artículo 8º de la Ordenanza 1596-CM-06.</text:p>
      <text:p text:style-name="P29"/>
      <text:p text:style-name="P29">Ordenanza 1915-CM-09: Modificar artículo 8º de la Ordenanza 1596-CM-06. Nueva prórroga.</text:p>
      <text:p text:style-name="P29"/>
      <text:p text:style-name="P29">Ordenanza 1983-CM-09: Desafectar del dominio público y afectar al dominio privado superficie. Dar en donación al Consejo Provincial de Educación.</text:p>
      <text:p text:style-name="P29"/>
      <text:p text:style-name="P29">Ordenanza 2034-CM-10: Modificar artículo 8º de la Ordenanza 1596-CM-06. Nueva prórroga.</text:p>
      <text:p text:style-name="P29"/>
      <text:p text:style-name="P29">Ordenanza 2173-CM-11: Modificar artículo 8º de la Ordenanza 1596-CM-06. Nueva prórroga.</text:p>
      <text:p text:style-name="P29"/>
      <text:p text:style-name="P29"><text:soft-page-break/>Ordenanza 2083-CM-10: Mecanismos para cesiones, comodatos, uso, habitación inmuebles.</text:p>
      <text:p text:style-name="P29"/>
      <text:p text:style-name="P29">Ordenanza 2262-CM-11: Desafectar uso espacio verde, donación con cargo a ASOCLUBA fracción parcelas 19-2K-262B; 19-2K-263A; 19-2K-272B; 19-2K-273A.</text:p>
      <text:p text:style-name="P29"/>
      <text:p text:style-name="P29">Resolución Municipal de Creación de la Unidad Ejecutora Municipal (UEM).</text:p>
      <text:p text:style-name="P29"/>
      <text:p text:style-name="P29">Nota Nro. 127-TC-14 del Tribunal de Contralor, tomando vista del Pliego de Licitación Centro de Salud Nahuel Hue-Malvinas. </text:p>
      <text:p text:style-name="P28"><text:s text:c="2"/></text:p>
      <text:p text:style-name="Standard"/>
      <text:p text:style-name="Standard">FUNDAMENTOS</text:p>
      <text:p text:style-name="P15"/>
      <text:p text:style-name="P15"/>
      <text:p text:style-name="P29">La construcción del Centro de Salud Nahuel Hue tiene como objetivo dotar de infraestructura edilicia pública, para ofrecer un primer nivel asistencial sanitario a los vecinos residentes en la Pampa de Huenuleo.</text:p>
      <text:p text:style-name="P29"/>
      <text:p text:style-name="P29">El proyecto se localiza en el sector Sur de la ciudad, comprendido dentro de la Delegación Sur, Pampa de Huenuleo. Se trata de una gran extensión de territorio delimitada, hacia el Oeste, por el Lago Gutiérrez y la ladera Este del Cerro Otto; hacia el Este, por el Arroyo Ñireco y los cerros Carbón y Ventana; hacia el Norte, por el casco urbano; hacia el Sur (en sentido de Villa Mascardi), el límite lo conforma el Parque Nacional Nahuel Huapi.</text:p>
      <text:p text:style-name="P29"/>
      <text:p text:style-name="P29">La Avenida Juan Marcos Herman es la principal vía de conexión urbana en sentido Norte-Sur, la que a su vez conecta con otras localidades como El Bolsón. Hacia el Sur se localiza la Ruta Circunvalación, constituyendo un borde urbano y acceso alternativo a la ciudad. La calle Miramar conforma una vía secundaria de conexión. </text:p>
      <text:p text:style-name="P29"/>
      <text:p text:style-name="P29">Respecto a los usos actuales, en el sector se concentra la mayor cantidad de población estable de Bariloche, según datos del censo 2001. </text:p>
      <text:p text:style-name="P29"/>
      <text:p text:style-name="P29">El sector ha dado muestras de una intensa ocupación principalmente en los últimos diez años, destinada al uso habitacional de media a baja densidad. </text:p>
      <text:p text:style-name="P29"/>
      <text:p text:style-name="P29">Este crecimiento poblacional y los problemas de acceso a la vivienda de los sectores de bajos recursos, fueron los detonantes de asentamientos espontáneos (tomas), muchos de ellos en lugares no aptos a tal fin. La situación del sector presenta otras complejidades, como por ejemplo la carencia de algunos servicios de infraestructura básicos. </text:p>
      <text:p text:style-name="P29"/>
      <text:p text:style-name="P29">Este proyecto resulta de vital importancia para este postergado sector de la ciudad, cuya situación social -relevada a través de numerosos estudios- evidencia la mayor participación en los niveles de Necesidades Básicas Insatisfechas (NBI), carencia de servicios de infraestructura esenciales, situación irregular de dominio de las parcelas y la escasa presencia de centros recreativos y deportivos, entre otras situaciones.</text:p>
      <text:p text:style-name="P29"/>
      <text:p text:style-name="P29"><text:soft-page-break/>El cuadro síntesis de este trabajo, sobre 200 encuestas de hogares efectuada en el año 2013, indica que el 76% de los hogares tienen al menos un parámetro correspondiente con Necesidades Básicas Insatisfechas; el 32,5% tiene muestra más de un parámetro NBI. </text:p>
      <text:p text:style-name="Standard"><draw:frame draw:style-name="fr1" draw:name="Marco1" text:anchor-type="char" svg:y="0.462cm" svg:width="15.473cm" draw:z-index="5"><draw:text-box fo:min-height="0.041cm"><table:table table:name="Tabla2" table:style-name="Tabla2"><table:table-column table:style-name="Tabla2.A"/><table:table-column table:style-name="Tabla2.B"/><table:table-column table:style-name="Tabla2.C"/><table:table-column table:style-name="Tabla2.D"/><table:table-column table:style-name="Tabla2.E"/><table:table-column table:style-name="Tabla2.F"/><table:table-column table:style-name="Tabla2.G"/><table:table-column table:style-name="Tabla2.H" table:number-columns-repeated="2"/><table:table-column table:style-name="Tabla2.J"/><table:table-column table:style-name="Tabla2.K"/><table:table-row table:style-name="Tabla2.1"><table:table-cell table:style-name="Tabla2.A1" table:number-rows-spanned="2" office:value-type="string"><text:p text:style-name="P20">RESUMEN</text:p><text:p text:style-name="Standard">DE DATOS</text:p></table:table-cell><table:table-cell table:style-name="Tabla2.A1" table:number-rows-spanned="2" office:value-type="string"><text:p text:style-name="P20">Cantidad de encuestas </text:p></table:table-cell><table:table-cell table:style-name="Tabla2.C1" table:number-rows-spanned="2" office:value-type="string"><text:p text:style-name="P20">Vivienda de tipo Inconveniente</text:p></table:table-cell><table:table-cell table:style-name="Tabla2.A1" table:number-rows-spanned="2" office:value-type="string"><text:p text:style-name="P20">Hacinamiento </text:p></table:table-cell><table:table-cell table:style-name="Tabla2.A1" table:number-rows-spanned="2" office:value-type="string"><text:p text:style-name="P20">Condiciones Sanitarias </text:p></table:table-cell><table:table-cell table:style-name="Tabla2.A1" table:number-rows-spanned="2" office:value-type="string"><text:p text:style-name="P20">Asistencia escolar </text:p></table:table-cell><table:table-cell table:style-name="Tabla2.A1" table:number-rows-spanned="2" office:value-type="string"><text:p text:style-name="P20">Capacidad de Subsistencia</text:p></table:table-cell><table:table-cell table:style-name="Tabla2.H1" table:number-columns-spanned="2" office:value-type="string"><text:p text:style-name="P20">HOGAR C/NBI</text:p></table:table-cell><table:covered-table-cell/><table:table-cell table:style-name="Tabla2.J2" table:number-rows-spanned="2" table:number-columns-spanned="2" office:value-type="string"><text:p text:style-name="P20">No tiene NBI</text:p></table:table-cell><table:covered-table-cell/></table:table-row><table:table-row table:style-name="Tabla2.2"><table:covered-table-cell/><table:covered-table-cell/><table:covered-table-cell/><table:covered-table-cell/><table:covered-table-cell/><table:covered-table-cell/><table:covered-table-cell/><table:table-cell table:style-name="Tabla2.H2" office:value-type="string"><text:p text:style-name="P20">HOGAR CON 1 PARAMETRO NBI</text:p></table:table-cell><table:table-cell table:style-name="Tabla2.I2" office:value-type="string"><text:p text:style-name="P20">CON + DE 1 PARAMETRO NBI</text:p></table:table-cell><table:covered-table-cell/><table:covered-table-cell/></table:table-row><table:table-row table:style-name="Tabla2.3"><table:table-cell table:style-name="Tabla2.A3" office:value-type="string"><text:p text:style-name="P20"/></table:table-cell><table:table-cell table:style-name="Tabla2.B3" office:value-type="string"><text:p text:style-name="P20"/></table:table-cell><table:table-cell table:style-name="Tabla2.C3" office:value-type="string"><text:p text:style-name="P20"/></table:table-cell><table:table-cell table:style-name="Tabla2.D3" office:value-type="string"><text:p text:style-name="P20"/></table:table-cell><table:table-cell table:style-name="Tabla2.E3" office:value-type="string"><text:p text:style-name="P20"/></table:table-cell><table:table-cell table:style-name="Tabla2.F3" office:value-type="string"><text:p text:style-name="P20"/></table:table-cell><table:table-cell table:style-name="Tabla2.G3" office:value-type="string"><text:p text:style-name="P20"/></table:table-cell><table:table-cell table:style-name="Tabla2.H3" office:value-type="string"><text:p text:style-name="P20"/></table:table-cell><table:table-cell table:style-name="Tabla2.I3" office:value-type="string"><text:p text:style-name="P20"/></table:table-cell><table:table-cell table:style-name="Tabla2.J3" office:value-type="string"><text:p text:style-name="P20"/></table:table-cell><table:table-cell table:style-name="Tabla2.K3" office:value-type="string"><text:p text:style-name="P20"/></table:table-cell></table:table-row><table:table-row table:style-name="Tabla2.4"><table:table-cell table:style-name="Tabla2.A1" office:value-type="string"><text:p text:style-name="P20">Totales </text:p></table:table-cell><table:table-cell table:style-name="Tabla2.A1" office:value-type="string"><text:p text:style-name="P21">200</text:p></table:table-cell><table:table-cell table:style-name="Tabla2.A1" office:value-type="string"><text:p text:style-name="P21">116</text:p></table:table-cell><table:table-cell table:style-name="Tabla2.A1" office:value-type="string"><text:p text:style-name="P21">34</text:p></table:table-cell><table:table-cell table:style-name="Tabla2.A1" office:value-type="string"><text:p text:style-name="P21">72</text:p></table:table-cell><table:table-cell table:style-name="Tabla2.A1" office:value-type="string"><text:p text:style-name="P21">0</text:p></table:table-cell><table:table-cell table:style-name="Tabla2.A1" office:value-type="string"><text:p text:style-name="P20">9</text:p></table:table-cell><table:table-cell table:style-name="Tabla2.H4" office:value-type="string"><text:p text:style-name="P21">87</text:p></table:table-cell><table:table-cell table:style-name="Tabla2.H4" office:value-type="string"><text:p text:style-name="P21">65</text:p></table:table-cell><table:table-cell table:style-name="Tabla2.J4" table:number-columns-spanned="2" office:value-type="string"><text:p text:style-name="P21">48</text:p></table:table-cell><table:covered-table-cell/></table:table-row><table:table-row table:style-name="Tabla2.3"><table:table-cell table:style-name="Tabla2.A5" office:value-type="string"><text:p text:style-name="P20"/></table:table-cell><table:table-cell table:style-name="Tabla2.B5" office:value-type="string"><text:p text:style-name="P21"/></table:table-cell><table:table-cell table:style-name="Tabla2.C5" office:value-type="string"><text:p text:style-name="P21"/></table:table-cell><table:table-cell table:style-name="Tabla2.D5" office:value-type="string"><text:p text:style-name="P21"/></table:table-cell><table:table-cell table:style-name="Tabla2.E5" office:value-type="string"><text:p text:style-name="P21"/></table:table-cell><table:table-cell table:style-name="Tabla2.F5" office:value-type="string"><text:p text:style-name="P21"/></table:table-cell><table:table-cell table:style-name="Tabla2.G5" office:value-type="string"><text:p text:style-name="P21"/></table:table-cell><table:table-cell table:style-name="Tabla2.H5" office:value-type="string"><text:p text:style-name="P21"/></table:table-cell><table:table-cell table:style-name="Tabla2.I5" office:value-type="string"><text:p text:style-name="P21"/></table:table-cell><table:table-cell table:style-name="Tabla2.J5" office:value-type="string"><text:p text:style-name="P21"/></table:table-cell><table:table-cell table:style-name="Tabla2.K5" office:value-type="string"><text:p text:style-name="P20"/></table:table-cell></table:table-row><table:table-row table:style-name="Tabla2.4"><table:table-cell table:style-name="Tabla2.A1" office:value-type="string"><text:p text:style-name="P20">Porcentajes </text:p></table:table-cell><table:table-cell table:style-name="Tabla2.A1" office:value-type="string"><text:p text:style-name="P21">100.0</text:p></table:table-cell><table:table-cell table:style-name="Tabla2.A1" office:value-type="string"><text:p text:style-name="P21">58.0</text:p></table:table-cell><table:table-cell table:style-name="Tabla2.A1" office:value-type="string"><text:p text:style-name="P21">17.0</text:p></table:table-cell><table:table-cell table:style-name="Tabla2.A1" office:value-type="string"><text:p text:style-name="P21">36.0</text:p></table:table-cell><table:table-cell table:style-name="Tabla2.A1" office:value-type="string"><text:p text:style-name="P21">0.0</text:p></table:table-cell><table:table-cell table:style-name="Tabla2.A1" office:value-type="string"><text:p text:style-name="P21">4.5</text:p></table:table-cell><table:table-cell table:style-name="Tabla2.A1" office:value-type="string"><text:p text:style-name="P21">43.5</text:p></table:table-cell><table:table-cell table:style-name="Tabla2.A1" office:value-type="string"><text:p text:style-name="P21">32.5</text:p></table:table-cell><table:table-cell table:style-name="Tabla2.J6" table:number-columns-spanned="2" office:value-type="string"><text:p text:style-name="P21">24.0</text:p></table:table-cell><table:covered-table-cell/></table:table-row><table:table-row table:style-name="Tabla2.3"><table:table-cell table:style-name="Tabla2.A7" office:value-type="string"><text:p text:style-name="P20"/></table:table-cell><table:table-cell table:style-name="Tabla2.B7" office:value-type="string"><text:p text:style-name="P20"/></table:table-cell><table:table-cell table:style-name="Tabla2.C7" office:value-type="string"><text:p text:style-name="P20"/></table:table-cell><table:table-cell table:style-name="Tabla2.D7" office:value-type="string"><text:p text:style-name="P20"/></table:table-cell><table:table-cell table:style-name="Tabla2.E7" office:value-type="string"><text:p text:style-name="P20"/></table:table-cell><table:table-cell table:style-name="Tabla2.F7" office:value-type="string"><text:p text:style-name="P20"/></table:table-cell><table:table-cell table:style-name="Tabla2.G7" office:value-type="string"><text:p text:style-name="P20"/></table:table-cell><table:table-cell table:style-name="Tabla2.H7" table:number-columns-spanned="2" office:value-type="string"><text:p text:style-name="P20"/></table:table-cell><table:covered-table-cell/><table:table-cell table:style-name="Tabla2.J7" office:value-type="string"><text:p text:style-name="P20"/></table:table-cell><table:table-cell table:style-name="Tabla2.K7" office:value-type="string"><text:p text:style-name="P20"/></table:table-cell></table:table-row><table:table-row table:style-name="Tabla2.8"><table:table-cell table:style-name="Tabla2.A1" table:number-columns-spanned="2" office:value-type="string"><text:p text:style-name="P20">TOTAL</text:p><text:p text:style-name="Standard">HOGARES NBI</text:p></table:table-cell><table:covered-table-cell/><table:table-cell table:style-name="Tabla2.C8" table:number-columns-spanned="2" office:value-type="string"><text:p text:style-name="P21">152</text:p></table:table-cell><table:covered-table-cell/><table:table-cell table:style-name="Tabla2.E8" office:value-type="string"><text:p text:style-name="P20"/></table:table-cell><table:table-cell table:style-name="Tabla2.F8" office:value-type="string"><text:p text:style-name="P20"/></table:table-cell><table:table-cell table:style-name="Tabla2.G8" office:value-type="string"><text:p text:style-name="P20"/></table:table-cell><table:table-cell table:style-name="Tabla2.H8" table:number-columns-spanned="2" office:value-type="string"><text:p text:style-name="P20"/></table:table-cell><table:covered-table-cell/><table:table-cell table:style-name="Tabla2.J8" office:value-type="string"><text:p text:style-name="P20"/></table:table-cell><table:table-cell table:style-name="Tabla2.K8" office:value-type="string"><text:p text:style-name="P20"/></table:table-cell></table:table-row><table:table-row table:style-name="Tabla2.9"><table:table-cell table:style-name="Tabla2.A1" table:number-columns-spanned="7" office:value-type="string"><text:p text:style-name="P20">PORCENTAJE HOGARES NBI</text:p></table:table-cell><table:covered-table-cell/><table:covered-table-cell/><table:covered-table-cell/><table:covered-table-cell/><table:covered-table-cell/><table:covered-table-cell/><table:table-cell table:style-name="Tabla2.H9" table:number-columns-spanned="2" office:value-type="string"><text:p text:style-name="P21">76.00</text:p></table:table-cell><table:covered-table-cell/><table:table-cell table:style-name="Tabla2.J9" table:number-columns-spanned="2" office:value-type="string"><text:p text:style-name="P23">%</text:p></table:table-cell><table:covered-table-cell/></table:table-row></table:table></draw:text-box></draw:frame></text:p>
      <text:p text:style-name="P29">En este desfavorable contexto, la falta de un centro de salud en el barrio repercute negativamente en la calidad de vida de los vecinos, en situaciones tales como la detección oportuna de enfermedades, en periódicos controles de salud o continuidad de tratamientos médicos y atención de urgencias.</text:p>
      <text:p text:style-name="P29"/>
      <text:p text:style-name="P29">El servicio de salud resulta indispensable para quienes habitan en la Pampa de Huenuleo, especialmente por la distancia al principal centro de salud de la ciudad, el Hospital Regional Ramón Carrillo.</text:p>
      <text:p text:style-name="P29"/>
      <text:p text:style-name="P29">Se trata de un proyecto de vital importancia para implementar programas de atención y prevención sanitaria sin que los vecinos deban trasladarse grandes distancias, como así también propiciar la atención domiciliaria y el seguimiento de pacientes próximo al centro de salud o la detección de familiar en riesgo.</text:p>
      <text:p text:style-name="P29"/>
      <text:p text:style-name="P29">El Centro de Salud Nahuel Hue–Malvinas es un equipamiento social largamente anhelado por los vecinos de estos barrios. Constituye la "primera necesidad" en el orden sanitario para esta relegada zona de la ciudad, ya que como es conocido, en el área se cuenta con un solo Centro de Salud ubicado en el barrio Frutillar, que no alcanza a dar respuesta a las necesidades diarias de tantas personas.</text:p>
      <text:p text:style-name="P29"/>
      <text:p text:style-name="P29">El proyecto del Centro de Salud está implantado en un sector estratégico del Barrio que centraliza en cuatro manzanas variadas actividades comunitarias como son: escuela primaria, gimnasio, centro infantil, mediateca, feria comunitaria, CAAT, canchas de futbol, etc.</text:p>
      <text:p text:style-name="P29"><text:soft-page-break/></text:p>
      <text:p text:style-name="P29">La parcela destinada al Centro de Salud tiene una superficie de 4338 m2 con acceso desde las calles Malvina Soledad e Islas del Sur.</text:p>
      <text:p text:style-name="P29"/>
      <text:p text:style-name="P29">Su financiación se encuentra contemplada en el Programa de Mejoramiento de Barrios (PROMEBA), que forma parte de la estrategia pública nacional de la Subsecretaría de Desarrollo Urbano y Vivienda para disminuir los niveles de pobreza, reducir el nivel de hacinamiento y de riesgo ambiental y mejorar las condiciones sanitarias generales de la población.</text:p>
      <text:p text:style-name="P29"/>
      <text:p text:style-name="P29">El programa nacional PROMEBA III se instrumenta en San Carlos de Bariloche para mejorar los servicios urbanos de infraestructura, equipamiento y saneamiento básico en algunos barrios de la Delegación Sur -Pampa de Huenuleo, de la localidad.</text:p>
      <text:p text:style-name="P29"/>
      <text:p text:style-name="P29">El proyecto, con una superficie cubierta de 593 m2, se desarrolla en forma lineal sobre dos ejes circulatorios bien diferenciados (hall de acceso, pasillo público y recesos de espera por un lado y por otro, la circulación técnica para los profesionales de la salud). Flanquedos por la trama circulatoria, se encuentran los consultorios, la enfermería y los servicios sanitarios. En el extremo Sureste se localiza un salón de usos múltiples y sobre el Noroeste, la apoyatura técnico administrativa.</text:p>
      <text:p text:style-name="P29"/>
      <text:p text:style-name="P29">Cabe resaltar que el Pliego de la Licitación Pública para la construcción del Centro de Salud Nahuel Hue-Malvinas, cuenta con un presupuesto de pesos siete millones seiscientos once mil seiscientos veinticuatro ($ 7.611.624,00), <text:s/>a financiar con fondos del Banco Interamericano de Desarrollo, Contrato de Préstamo BID 2662/12 OC-AR, en el marco del Programa de Mejoramiento de Barrios –PROMEBA- del Ministerio de Planificación Federal, Inversión Pública y Servicios de la Nación Argentina.</text:p>
      <text:p text:style-name="P29"/>
      <text:p text:style-name="P29">Además, el predio sobre el cual se realizará se encuentra regularizado dominialmente a través de la Ordenanza 2517-CM-14 “Unificación y redistribución predial manzanas 19-2-K-262A, 262B, 263A, 263B, 272A, 272B, 273A y 273B, Barrio Nahuel Hue”.</text:p>
      <text:p text:style-name="P29"/>
      <text:p text:style-name="P29">El edificio se realizará con sistema constructivo tradicional sobre fundación de platea de Hº Aº, con vigas de fundación y bases aisladas de Hº Aº. Estructura portante con columnas y vigas de encadenados en Hº Aº; mampostería exterior e interior de ladrillos cerámicos huecos, con cubierta sobre estructura de madera, aislaciones hidrófugas y térmicas y chapa trapezoidal pre pintada color. Pisos y zócalos en cerámicos, carpinterías de aluminio blanco, cielorrasos suspendidos de placas de yeso y terminaciones de pintura al látex en interior y con revestimiento acrílico texturado color en exterior. </text:p>
      <text:p text:style-name="P29"/>
      <text:p text:style-name="P29">El objetivo de la presente Ordenanza, en función del artículo 51, inciso 10 de la Carta Orgánica Municipal, es dar cumplimiento al artículo 38 “Deberes y atribuciones”, inciso 23 de dicha Carta Orgánica, solicitando al Concejo Municipal su acuerdo para el llamado a Licitación Pública para la correspondiente contratación de la construcción del Centro de Salud Nahuel Hue-Malvinas. </text:p>
      <text:p text:style-name="P30"/>
      <text:p text:style-name="P30"/>
      <text:p text:style-name="P30"/>
      <text:p text:style-name="P30"><text:soft-page-break/></text:p>
      <text:p text:style-name="P8">AUTORA: Intendenta Municipal, Lic. María Eugenia Martini.</text:p>
      <text:p text:style-name="P19"/>
      <text:p text:style-name="P19"/>
      <text:p text:style-name="P31">COLABORADORES: Secretario de Gobierno, Daniel Natapof; Secretario de Desarrollo Estratégico, Mg. Lic. Horacio Fernández; Subsecretario de Planeamiento Territorial, Dr. Arq. Marcelo Frischkneckt.</text:p>
      <text:p text:style-name="P18"/>
      <text:p text:style-name="P7"/>
      <text:p text:style-name="Text_20_body">El proyecto original Nº 574/14 fue aprobado en la sesión del día 15 de mayo de 2014, según consta en el Acta Nº 1018/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10">ORDENANZA</text:p>
      <text:p text:style-name="P10"/>
      <table:table table:name="Tabla1" table:style-name="Tabla1">
        <table:table-column table:style-name="Tabla1.A"/>
        <table:table-column table:style-name="Tabla1.B"/>
        <table:table-row table:style-name="Tabla1.1">
          <table:table-cell table:style-name="Tabla1.A1" office:value-type="string">
            <text:p text:style-name="P12">Art. <text:s/>1°) </text:p>
          </table:table-cell>
          <table:table-cell table:style-name="Tabla1.A1" office:value-type="string">
            <text:p text:style-name="P24">Se presta acuerdo al llamado a Licitación<text:span text:style-name="T4"> Pública para la Construcción del Centro de Salud Nahuel Hue-Malvinas, Programa de Mejoramiento Barrial III, por un</text:span> presupuesto de pesos siete millones seiscientos once mil seiscientos veinticuatro ($ 7.611.624,00), <text:s/>a financiar con fondos del Banco Interamericano de Desarrollo, Contrato de Préstamo BID 2662/12 OC-AR, en el marco del Programa de Mejoramiento de Barrios –PROMEBA- del Ministerio de Planificación Federal, Inversión Pública y Servicios de la Nación Argentina.</text:p>
            <text:p text:style-name="P17"/>
          </table:table-cell>
        </table:table-row>
        <table:table-row table:style-name="Tabla1.1">
          <table:table-cell table:style-name="Tabla1.A1" office:value-type="string">
            <text:p text:style-name="P13">Art. <text:s/>2°)</text:p>
          </table:table-cell>
          <table:table-cell table:style-name="Tabla1.A1" office:value-type="string">
            <text:p text:style-name="P26">El presente no modificará el régimen vigente en la materia y la regularidad del proceso está sujeta a la tramitación dispuesta por el Departamento Ejecutivo.</text:p>
            <text:p text:style-name="P16"/>
          </table:table-cell>
        </table:table-row>
        <table:table-row table:style-name="Tabla1.1">
          <table:table-cell table:style-name="Tabla1.A1" office:value-type="string">
            <text:p text:style-name="P13">Art. <text:s/>3º)</text:p>
          </table:table-cell>
          <table:table-cell table:style-name="Tabla1.A1" office:value-type="string">
            <text:p text:style-name="P26">Los Pliegos de Bases y Condiciones Generales y Particulares se formalizarán mediante Resolución del Departamento Ejecutivo Municipal en total coordinación con el Régimen de Contrataciones vigente, la normativa particular aplicable y de conformidad al artículo 51, incisos 10 y 17 de la Carta Orgánica Municipal.</text:p>
            <text:p text:style-name="P25"/>
          </table:table-cell>
        </table:table-row>
        <table:table-row table:style-name="Tabla1.1">
          <table:table-cell table:style-name="Tabla1.A1" office:value-type="string">
            <text:p text:style-name="P13">Art. <text:s/>4°) </text:p>
          </table:table-cell>
          <table:table-cell table:style-name="Tabla1.A1" office:value-type="string">
            <text:p text:style-name="P27">Comuníquese. Publíquese en el Boletín Oficial. Tómese razón. Cumplido, archívese.</text:p>
            <text:p text:style-name="P27"/>
          </table:table-cell>
        </table:table-row>
      </table:table>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4"><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Nora </dc:creator>
    <dc:date>2014-05-22T09:51:27</dc:date>
    <meta:print-date>2014-05-22T09:36:43</meta:print-date>
    <meta:editing-cycles>9</meta:editing-cycles>
    <meta:editing-duration>P23DT22H11M8S</meta:editing-duration>
    <meta:generator>LibreOffice/3.5$Linux_x86 LibreOffice_project/350m1$Build-2</meta:generator>
    <meta:printed-by>Nora </meta:printed-by>
    <meta:document-statistic meta:table-count="2" meta:image-count="1" meta:object-count="0" meta:page-count="5" meta:paragraph-count="97" meta:word-count="1607" meta:character-count="10849" meta:non-whitespace-character-count="9134"/>
    <meta:user-defined meta:name="Información 1"/>
    <meta:user-defined meta:name="Información 2"/>
    <meta:user-defined meta:name="Información 3"/>
    <meta:user-defined meta:name="Información 4"/>
  </office:meta>
</office:document-meta>
</file>